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justify" fo:margin-bottom="10.00pt"/>
    </style:style>
  </office:automatic-styles>
  <office:body>
    <office:text>
      <text:p text:style-name="P1"><text:span text:style-name="T1">1. use customerdb;</text:span></text:p>
      <text:p text:style-name="P1"><text:span text:style-name="T1"/></text:p>
      <text:p text:style-name="P1"><text:span text:style-name="T1">2.db.createUser(</text:span></text:p>
      <text:p text:style-name="P1"><text:span text:style-name="T1"><text:s text:c="3"/>{</text:span></text:p>
      <text:p text:style-name="P1"><text:span text:style-name="T1"><text:s text:c="5"/>user: "Aish",</text:span></text:p>
      <text:p text:style-name="P1"><text:span text:style-name="T1"><text:s text:c="5"/>pwd: "1234",</text:span></text:p>
      <text:p text:style-name="P1"><text:span text:style-name="T1"><text:s text:c="5"/>roles: [ "readWrite", "dbAdmin" ]</text:span></text:p>
      <text:p text:style-name="P1"><text:span text:style-name="T1"><text:s text:c="3"/>}</text:span></text:p>
      <text:p text:style-name="P1"><text:span text:style-name="T1">)</text:span></text:p>
      <text:p text:style-name="P1"><text:span text:style-name="T1">3.db.createCollection("customer");</text:span></text:p>
      <text:p text:style-name="P1"><text:span text:style-name="T1">4.show collections</text:span></text:p>
      <text:p text:style-name="P1"><text:span text:style-name="T1">--Insering the collections--</text:span></text:p>
      <text:p text:style-name="P1"><text:span text:style-name="T1">5.db.customer.insert({first_name:"Aishwarya",last_name:"Khonde"});</text:span></text:p>
      <text:p text:style-name="P1"><text:span text:style-name="T1">6.db.customer.insert({first_name:"Divya",last_name:"Gowda"});</text:span></text:p>
      <text:p text:style-name="P1"><text:span text:style-name="T1"/></text:p>
      <text:p text:style-name="P1"><text:span text:style-name="T1">7.db.customer.find().pretty();</text:span></text:p>
      <text:p text:style-name="P1"><text:span text:style-name="T1">8.db.customer.insert([{first_name:"Vanitha",last_name:"L"},{first_name:"Rakshitha",last_name:"p"}]);</text:span></text:p>
      <text:p text:style-name="P1"><text:span text:style-name="T1">9.db.customer.find().pretty();</text:span></text:p>
      <text:p text:style-name="P1"><text:span text:style-name="T1">10.db.customer.insert([{first_name:"Smrithi",last_name:"Mandanna",gender:"Female"},</text:span></text:p>
      <text:p text:style-name="P1"><text:span text:style-name="T1">{first_name:"MS",last_name:"Dhoni",gender:"Male"}]);</text:span></text:p>
      <text:p text:style-name="P1"><text:span text:style-name="T1">11.db.customer.find().pretty();</text:span></text:p>
      <text:p text:style-name="P1"><text:span text:style-name="T1">12.db.customer.find();</text:span></text:p>
      <text:p text:style-name="P1"><text:span text:style-name="T1">-- update the collections--</text:span></text:p>
      <text:p text:style-name="P1"><text:span text:style-name="T1">13.db.customer.update({first_name:"Aishwarya"},{first_name:"Aishwarya",last_name:"Khonde",gender:"Female"});</text:span></text:p>
      <text:p text:style-name="P1"><text:span text:style-name="T1">14.db.customer.find();</text:span></text:p>
      <text:p text:style-name="P1"><text:span text:style-name="T1">15.db.customer.update({first_name:"Divya"},{$set:{gender:"Female"}});</text:span></text:p>
      <text:p text:style-name="P1"><text:span text:style-name="T1">16.db.customer.find();</text:span></text:p>
      <text:p text:style-name="P1"><text:span text:style-name="T1">17.db.customer.update({first_name:"Vanitha"},{$set:{gender:"Female",age:45}});</text:span></text:p>
      <text:p text:style-name="P1"><text:span text:style-name="T1">18.db.customer.find();</text:span></text:p>
      <text:p text:style-name="P1"><text:span text:style-name="T1">19.db.customer.update({first_name:"Vanitha"},{$inc:{age:5}});</text:span></text:p>
      <text:p text:style-name="P1"><text:span text:style-name="T1">20.db.customer.find();</text:span></text:p>
      <text:p text:style-name="P1"><text:span text:style-name="T1">--deleting a field-------</text:span></text:p>
      <text:p text:style-name="P1"><text:span text:style-name="T1">21.db.customer.update({first_name:"Vanitha"},{$unset:{age:1}});</text:span></text:p>
      <text:p text:style-name="P1"><text:span text:style-name="T1">---upsert-----</text:span></text:p>
      <text:p text:style-name="P1"><text:span text:style-name="T1">22.db.customer.update({first_name:"Sush"},{first_name:"Sush",last_name:"B",gender:"Female"});</text:span></text:p>
      <text:p text:style-name="P1"><text:span text:style-name="T1">23.db.customer.update({first_name:"Sush"},{first_name:"Sush",last_name:"B",gender:"Female"},{upsert:true});</text:span></text:p>
      <text:p text:style-name="P1"><text:span text:style-name="T1">---rename field---</text:span></text:p>
      <text:p text:style-name="P1"><text:span text:style-name="T1">24.db.customer.update({first_name:"Aishwarya"},{$rename:{"gender":"sex"}});</text:span></text:p>
      <text:p text:style-name="P1"><text:span text:style-name="T1">--updatemany--</text:span></text:p>
      <text:p text:style-name="P1"><text:span text:style-name="T1">25.db.customer.updateMany({},{$set:{status:"visitor"}});</text:span></text:p>
      <text:p text:style-name="P1"><text:span text:style-name="T1">26.db.customer.updateMany({gender:"Male"},{$set:{status:"MV"}});</text:span></text:p>
      <text:p text:style-name="P1"><text:span text:style-name="T1">27.db.customer.updateMany({first_name:"Rakshitha"},{$set:{gender:"Female"}});</text:span></text:p>
      <text:p text:style-name="P1"><text:span text:style-name="T1">28.db.customer.update({gender:"Female"},{$set:{status:"MV"}},{multi:true});</text:span></text:p>
      <text:p text:style-name="P1"><text:span text:style-name="T1">29.db.customer.find({first_name:"Aishwarya"}).pretty();</text:span></text:p>
      <text:p text:style-name="P1"><text:span text:style-name="T1">---logical operators--</text:span></text:p>
      <text:p text:style-name="P1"><text:span text:style-name="T1">30.db.customer.find({"age":{$gt:40}}).pretty();</text:span></text:p>
      <text:p text:style-name="P1"><text:span text:style-name="T1">31.db.customer.find({"age":{$lt:40}}).pretty();</text:span></text:p>
      <text:p text:style-name="P1"><text:span text:style-name="T1">32.db.customer.find({"age":{$eq:45}}).pretty();</text:span></text:p>
      <text:p text:style-name="P1"><text:span text:style-name="T1">33.db.customer.find({"age":{$ne:45}}).pretty();</text:span></text:p>
      <text:p text:style-name="P1"><text:span text:style-name="T1">-- if we remove the remaining n print only restricted things--</text:span></text:p>
      <text:p text:style-name="P1"><text:span text:style-name="T1">34.db.customer.find({},{first_name:1});</text:span></text:p>
      <text:p text:style-name="P1"><text:span text:style-name="T1">35.db.customer.find({},{_id:0,first_name:1});</text:span></text:p>
      <text:p text:style-name="P1"><text:span text:style-name="T1">36.db.customer.find({},{_id:0,first_name:0,age:0});</text:span></text:p>
      <text:p text:style-name="P1"><text:span text:style-name="T1">37.db.customer.find({gender:"Female"},{_id:0,first_name:1,last_name:1});</text:span></text:p>
      <text:p text:style-name="P1"><text:span text:style-name="T1">-- remove-- </text:span></text:p>
      <text:p text:style-name="P1"><text:span text:style-name="T1">38.db.customer.remove({first_name:"Smrithi"});</text:span></text:p>
      <text:p text:style-name="P1"><text:span text:style-name="T1">-- sort-- </text:span></text:p>
      <text:p text:style-name="P1"><text:span text:style-name="T1">39.db.customer.find({},{_id:0,first_name:1,last_name:1}).sort({"last_name":1});</text:span></text:p>
      <text:p text:style-name="P1"><text:span text:style-name="T1">40.db.customer.find({},{_id:0,first_name:1,last_name:1}).sort({"last_name":-1});</text:span></text:p>
      <text:p text:style-name="P1"><text:span text:style-name="T1">41.db.customer.find().sort({"last_name":-1}).pretty();</text:span></text:p>
      <text:p text:style-name="P1"><text:span text:style-name="T1">42.db.customer.find({age:{$gt:20}},{_id:0,"first_name":1,"age":1}).sort({"first_name":1}).pretty();</text:span></text:p>
      <text:p text:style-name="P1"><text:span text:style-name="T1">-- skip and limit--</text:span></text:p>
      <text:p text:style-name="P1"><text:span text:style-name="T1">43.db.customer.find({age:{$gt:20}},{_id:0,"first_name":1,"age":1}).limit(1).pretty();</text:span></text:p>
      <text:p text:style-name="P1"><text:span text:style-name="T1">44.db.customer.find().skip(2).pretty();</text:span></text:p>
      <text:p text:style-name="P1"><text:span text:style-name="T1">45.db.customer.find().limit(2).skip(1).pretty();</text:span></text:p>
      <text:p text:style-name="P1"><text:span text:style-name="T1">46.db.customer.find({age:{$gt:20}},{_id:0,"first_name":1,"age":1}).limit(2).skip(0).pretty();</text:span></text:p>
      <text:p text:style-name="P1"><text:span text:style-name="T1">---counts the number of documents--</text:span></text:p>
      <text:p text:style-name="P1"><text:span text:style-name="T1">47.db.customer.find().count();</text:span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